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AfterBeforeBase.writeRtf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tfAfterBeforeBase.writeRtf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AfterBeforeBase.newParagrap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AfterBeforeBase.getText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AfterBeforeBase.newIm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AfterBeforeBase.RtfAfterBeforeBase( RtfSection parent , Writer w , Rtf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tfAfterBeforeBase.close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AfterBeforeBase.newTable( RtfAttributes attrs , ITableColumnsInfo t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AfterBeforeBase.newTable( ITableColumnsInfo t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AfterBeforeBase.newParagraph( Rtf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AfterBeforeBase.closeCurrentT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AfterBeforeBase.closeCurrentParagrap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AfterBeforeBase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AfterBeforeBase.closeCurrentExternalGraphic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